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5.997cm" svg:height="8.991cm" svg:x="6.498cm" svg:y="0.347cm">
            <draw:object draw:notify-on-update-of-ranges="Hárok1.A2:Hárok1.A12 Hárok1.B1:Hárok1.B1 Hárok1.B2:Hárok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dc</text:p>
          </table:table-cell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árok2" table:style-name="ta1">
        <table:table-column table:style-name="co1" table:number-columns-repeated="3" table:default-cell-style-name="Default"/>
        <table:table-row table:style-name="ro2">
          <table:table-cell table:number-columns-repeated="2"/>
          <table:table-cell table:formula="of:=AVERAGE([.B1:.B552])" office:value-type="float" office:value="697.033898305085" calcext:value-type="float">
            <text:p>697,0338983051</text:p>
          </table:table-cell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adc: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.00.0000</text:date>, <text:time style:data-style-name="N2" text:time-value="0000-00-00T00:00:02.028508468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4-01-17T16:39:55.724012841</meta:creation-date>
    <dc:date>2014-01-20T13:46:19.576739536</dc:date>
    <dc:creator>František Horínek</dc:creator>
    <meta:editing-duration>PT14M15S</meta:editing-duration>
    <meta:editing-cycles>2</meta:editing-cycles>
    <meta:generator>LibreOffice/4.1.3.2$Linux_x86 LibreOffice_project/410m0$Build-2</meta:generator>
    <meta:document-statistic meta:table-count="2" meta:cell-count="137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scatter" chart:style-name="ch1">
        <chart:legend chart:legend-position="end" svg:x="12.484cm" svg:y="3.948cm" style:legend-expansion="high" chart:style-name="ch2"/>
        <chart:plot-area chart:style-name="ch3" table:cell-range-address="Hárok1.A2:Hárok1.B12 Hárok1.B1:Hárok1.B1" chart:data-source-has-labels="row" svg:x="0.769cm" svg:y="0.851cm" svg:width="11.077cm" svg:height="7.542cm">
          <chartooo:coordinate-region svg:x="1.761cm" svg:y="1.051cm" svg:width="9.845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B2:Hárok1.B12" chart:label-cell-address="Hárok1.B1:Hárok1.B1" chart:class="chart:scatter">
            <chart:domain table:cell-range-address="Hárok1.A2:Hárok1.A12"/>
            <chart:regression-curve chart:style-name="ch7">
              <chart:equation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adc</text:p>
                <draw:g>
                  <svg:desc>Hárok1.B1:Hárok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árok1.A2:Hárok1.A12</svg:desc>
                </draw:g>
              </table:table-cell>
              <table:table-cell office:value-type="float" office:value="942">
                <text:p>942</text:p>
                <draw:g>
                  <svg:desc>Hárok1.B2:Hárok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